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1343fc"/>
    </style:style>
    <style:style style:name="T1" style:family="text">
      <style:text-properties style:font-name="Courie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a90c"/>
    </style:style>
    <style:style style:name="T4" style:family="text">
      <style:text-properties officeooo:rsid="00056b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_building</text:h>
      <text:list xml:id="list2416106088081770568" text:style-name="Numbering_20_1">
        <text:list-item>
          <text:list>
            <text:list-item>
              <text:p text:style-name="Heading_20_2">Purpose</text:p>
            </text:list-item>
          </text:list>
        </text:list-item>
      </text:list>
      <text:p text:style-name="Standard">Single surface-mounted cube in neutral channel flow with constant bulk velocity</text:p>
      <text:list xml:id="list133201685544161" text:continue-numbering="true" text:style-name="Numbering_20_1">
        <text:list-item>
          <text:list>
            <text:list-item>
              <text:p text:style-name="Heading_20_2">PALM-Version / SVN Revision</text:p>
            </text:list-item>
          </text:list>
        </text:list-item>
      </text:list>
      <text:p text:style-name="Standard">version <text:span text:style-name="T3">4.0</text:span>, revision <text:span text:style-name="T3">1541</text:span></text:p>
      <text:list xml:id="list133202208468360" text:continue-numbering="true" text:style-name="Numbering_20_1">
        <text:list-item>
          <text:list>
            <text:list-item>
              <text:p text:style-name="Heading_20_2">Required user code</text:p>
            </text:list-item>
          </text:list>
        </text:list-item>
      </text:list>
      <text:p text:style-name="Standard">none</text:p>
      <text:list xml:id="list133202623655590" text:continue-numbering="true" text:style-name="Numbering_20_1">
        <text:list-item>
          <text:list>
            <text:list-item>
              <text:p text:style-name="Heading_20_2">Input: example_building_p3d</text:p>
            </text:list-item>
          </text:list>
        </text:list-item>
      </text:list>
      <text:p text:style-name="P3">Cyclic lateral boundary conditions are used. The 3d-model is initialized with constant vertical profiles. Coriolis force is switched off (<text:span text:style-name="T1">omega = 0.0</text:span>). A constant colume flow (i.e. constant bulk velocity) is maintained (<text:span text:style-name="T1">conserve_volume_flow = .T.</text:span>). <text:span text:style-name="T4">The flow is explicitly set neutral (neutral = .T.), i.e. the prognostic equation for temperature and other buoyancy terms must not be calculated, which saves computation time. </text:span>To set the channel flow boundary condition, the horizontal velocity components at the domain top are kept zero (<text:span text:style-name="T1">bc_uv_t = 'dirichlet_0'</text:span>).</text:p>
      <text:p text:style-name="Standard">The cube is constructed using the generic topography case <text:span text:style-name="T1">topography = 'single_building'</text:span> with the default <text:span text:style-name="T1">topography_grid_convention = 'cell_edge'</text:span>.</text:p>
      <text:list xml:id="list133202167761702" text:continue-numbering="true" text:style-name="Numbering_20_1">
        <text:list-item>
          <text:list>
            <text:list-item>
              <text:p text:style-name="Heading_20_2">Preprocessing</text:p>
            </text:list-item>
          </text:list>
        </text:list-item>
      </text:list>
      <text:p text:style-name="Standard">none</text:p>
      <text:list xml:id="list133200842102310" text:continue-numbering="true" text:style-name="Numbering_20_1">
        <text:list-item>
          <text:list>
            <text:list-item>
              <text:p text:style-name="Heading_20_2">Program start - mrun call</text:p>
            </text:list-item>
          </text:list>
        </text:list-item>
      </text:list>
      <text:p text:style-name="P1">mrun -d example_building -h lc<text:span text:style-name="T3">muk</text:span> -m 1<text:span text:style-name="T3">0</text:span>00 -t 3600 -r 'd3# 3d# ts# pr#' -K parallel -X <text:span text:style-name="T3">4</text:span> -T <text:span text:style-name="T3">4</text:span></text:p>
      <text:list xml:id="list133200730025098" text:continue-numbering="true" text:style-name="Numbering_20_1">
        <text:list-item>
          <text:list>
            <text:list-item>
              <text:p text:style-name="Heading_20_2">Monitoring: example_building_rc</text:p>
            </text:list-item>
          </text:list>
        </text:list-item>
      </text:list>
      <text:p text:style-name="Standard">The 'run-control output' section is only valid for host <text:span text:style-name="T3">lcmuk</text:span> (<text:span text:style-name="T3">IMUK cluster</text:span>). Other hosts may have slightly different timestep data.</text:p>
      <text:list xml:id="list133201985539903" text:continue-numbering="true" text:style-name="Numbering_20_1">
        <text:list-item>
          <text:list>
            <text:list-item>
              <text:p text:style-name="Heading_20_2">Postprocessing</text:p>
            </text:list-item>
          </text:list>
        </text:list-item>
      </text:list>
      <text:p text:style-name="Standard">none</text:p>
      <text:list xml:id="list133202630574826" text:continue-numbering="true" text:style-name="Numbering_20_1">
        <text:list-item>
          <text:list>
            <text:list-item>
              <text:p text:style-name="Heading_20_2">Miscellaneous</text:p>
            </text:list-item>
          </text:list>
        </text:list-item>
      </text:list>
      <text:p text:style-name="Standard">The results of the two cases <text:span text:style-name="T2">example_building</text:span> and <text:span text:style-name="T2">example_topo_file</text:span> should be same.</text:p>
      <text:list xml:id="list133200835157692" text:continue-numbering="true" text:style-name="Numbering_20_1">
        <text:list-item>
          <text:list>
            <text:list-item>
              <text:p text:style-name="Heading_20_2">List of attachments</text:p>
            </text:list-item>
          </text:list>
        </text:list-item>
      </text:list>
      <text:list xml:id="list7028854285646217540" text:style-name="L1">
        <text:list-item>
          <text:p text:style-name="P2">example_building_p3d</text:p>
        </text:list-item>
        <text:list-item>
          <text:p text:style-name="P2">example_building_r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cs" fo:country="CZ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cs" fo:country="CZ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style-name="Regular" style:font-family-generic="swiss" style:font-pitch="variable" fo:font-size="14pt" style:font-name-asian="Albany AMT" style:font-family-asian="'Albany AMT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creation-date>2009-03-03T10:47:50</meta:creation-date>
    <dc:language>cs-CZ</dc:language>
    <meta:editing-cycles>21</meta:editing-cycles>
    <meta:editing-duration>PT46M46S</meta:editing-duration>
    <meta:initial-creator>Marcus Letzel</meta:initial-creator>
    <dc:date>2015-01-28T13:32:00.576025500</dc:date>
    <meta:document-statistic meta:table-count="0" meta:image-count="0" meta:object-count="0" meta:page-count="1" meta:paragraph-count="23" meta:word-count="209" meta:character-count="1405" meta:non-whitespace-character-count="1231"/>
    <meta:user-defined meta:name="Info 1"/>
    <meta:user-defined meta:name="Info 2"/>
    <meta:user-defined meta:name="Info 3"/>
    <meta:user-defined meta:name="Info 4"/>
  </office:meta>
</office:document-meta>
</file>